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82000000F0CBDC5A4CFC3ADD93.png" manifest:media-type="image/png"/>
  <manifest:file-entry manifest:full-path="Pictures/10000201000000F1000000A1C96BC16E1722821B.png" manifest:media-type="image/png"/>
  <manifest:file-entry manifest:full-path="Pictures/100002010000016500000055B2A06366032CE08D.png" manifest:media-type="image/png"/>
  <manifest:file-entry manifest:full-path="Pictures/10000CE3000018F1000006B87661B0BC40A99DAE.svg" manifest:media-type="image/svg+xml"/>
  <manifest:file-entry manifest:full-path="Pictures/1000138C000015CF00001CF08A22F09F47E95CF2.svg" manifest:media-type="image/svg+xml"/>
  <manifest:file-entry manifest:full-path="Pictures/1000020100000118000000419B3C3C2BDD089650.png" manifest:media-type="image/png"/>
  <manifest:file-entry manifest:full-path="Pictures/10001921000018F1000010A4D067F542E9EDBE5E.svg" manifest:media-type="image/svg+xml"/>
  <manifest:file-entry manifest:full-path="Pictures/10000CD4000018CC000006B897705AA3103EBCCD.svg" manifest:media-type="image/svg+xml"/>
  <manifest:file-entry manifest:full-path="Pictures/10000201000000D30000011842F2DE1E81D5726F.png" manifest:media-type="image/png"/>
  <manifest:file-entry manifest:full-path="Pictures/1000152B000019FC000013F28C4B1CF197074862.svg" manifest:media-type="image/svg+xml"/>
  <manifest:file-entry manifest:full-path="Pictures/10000201000000FB000000C1A1A0D82B6157184A.png" manifest:media-type="image/png"/>
  <manifest:file-entry manifest:full-path="Pictures/10000A44000024E6000008C917FF1320BD3F4A47.svg" manifest:media-type="image/svg+xml"/>
  <manifest:file-entry manifest:full-path="Pictures/10000201000000D3000001917319F99E32E74B49.png" manifest:media-type="image/png"/>
  <manifest:file-entry manifest:full-path="Pictures/10001C15000015D600002972CC5513DEE2843517.svg" manifest:media-type="image/svg+xml"/>
  <manifest:file-entry manifest:full-path="Pictures/10000201000000EE00000041610D4C25DC8F3A8A.png" manifest:media-type="image/png"/>
  <manifest:file-entry manifest:full-path="Pictures/10000E0200001891000006B84CEDC4E866DCA92F.svg" manifest:media-type="image/svg+xml"/>
  <manifest:file-entry manifest:full-path="Pictures/10000201000000F10000004194BA969EDD8C239B.png" manifest:media-type="image/png"/>
  <manifest:file-entry manifest:full-path="Pictures/10000201000000F000000041FA48765C85A588D7.png" manifest:media-type="image/png"/>
  <manifest:file-entry manifest:full-path="Pictures/10000A0F00001CEE000006B88851A12C0285960F.svg" manifest:media-type="image/svg+xml"/>
  <manifest:file-entry manifest:full-path="Pictures/10002C6F000025AE00001A902107F067BDC5976E.svg" manifest:media-type="image/svg+xml"/>
  <manifest:file-entry manifest:full-path="Pictures/100002010000016D0000010125E2E6621DE2FAE0.png" manifest:media-type="image/png"/>
  <manifest:file-entry manifest:full-path="Pictures/1000296C000034F900001EB24106E03458DD728C.svg" manifest:media-type="image/svg+xml"/>
  <manifest:file-entry manifest:full-path="Pictures/100002010000020100000129060DCB51C6D455AA.png" manifest:media-type="image/png"/>
  <manifest:file-entry manifest:full-path="Pictures/10001D8D000027DF000018CE062A079663D4BD17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82cm" svg:height="7.407cm" svg:x="8.372cm" svg:y="3.372cm">
          <draw:image xlink:href="Pictures/1000138C000015CF00001CF08A22F09F47E95CF2.svg" xlink:type="simple" xlink:show="embed" xlink:actuate="onLoad" loext:mime-type="image/svg+xml">
            <text:p/>
          </draw:image>
          <draw:image xlink:href="Pictures/10000201000000D30000011842F2DE1E81D5726F.png" xlink:type="simple" xlink:show="embed" xlink:actuate="onLoad" loext:mime-type="image/png"/>
        </draw:frame>
        <draw:frame draw:style-name="gr1" draw:text-style-name="P1" draw:layer="layout" svg:width="9.445cm" svg:height="2.248cm" svg:x="6.2cm" svg:y="12.953cm">
          <draw:image xlink:href="Pictures/10000A44000024E6000008C917FF1320BD3F4A47.svg" xlink:type="simple" xlink:show="embed" xlink:actuate="onLoad" loext:mime-type="image/svg+xml">
            <text:p/>
          </draw:image>
          <draw:image xlink:href="Pictures/100002010000016500000055B2A06366032CE08D.png" xlink:type="simple" xlink:show="embed" xlink:actuate="onLoad" loext:mime-type="image/png"/>
        </draw:frame>
        <draw:frame draw:style-name="gr1" draw:text-style-name="P1" draw:layer="layout" svg:width="5.589cm" svg:height="10.609cm" svg:x="8.239cm" svg:y="16.113cm">
          <draw:image xlink:href="Pictures/10001C15000015D600002972CC5513DEE2843517.svg" xlink:type="simple" xlink:show="embed" xlink:actuate="onLoad" loext:mime-type="image/svg+xml">
            <text:p/>
          </draw:image>
          <draw:image xlink:href="Pictures/10000201000000D3000001917319F99E32E74B49.png" xlink:type="simple" xlink:show="embed" xlink:actuate="onLoad" loext:mime-type="image/png"/>
        </draw:frame>
      </draw:page>
      <draw:page draw:name="page2" draw:style-name="dp1" draw:master-page-name="Default">
        <draw:frame draw:style-name="gr1" draw:text-style-name="P1" draw:layer="layout" svg:width="6.288cm" svg:height="1.719cm" svg:x="7.412cm" svg:y="3.159cm">
          <draw:image xlink:href="Pictures/10000E0200001891000006B84CEDC4E866DCA92F.svg" xlink:type="simple" xlink:show="embed" xlink:actuate="onLoad" loext:mime-type="image/svg+xml">
            <text:p/>
          </draw:image>
          <draw:image xlink:href="Pictures/10000201000000EE00000041610D4C25DC8F3A8A.png" xlink:type="simple" xlink:show="embed" xlink:actuate="onLoad" loext:mime-type="image/png"/>
        </draw:frame>
        <draw:frame draw:style-name="gr1" draw:text-style-name="P1" draw:layer="layout" svg:width="6.384cm" svg:height="4.259cm" svg:x="7.477cm" svg:y="6.207cm">
          <draw:image xlink:href="Pictures/10001921000018F1000010A4D067F542E9EDBE5E.svg" xlink:type="simple" xlink:show="embed" xlink:actuate="onLoad" loext:mime-type="image/svg+xml">
            <text:p/>
          </draw:image>
          <draw:image xlink:href="Pictures/10000201000000F1000000A1C96BC16E1722821B.png" xlink:type="simple" xlink:show="embed" xlink:actuate="onLoad" loext:mime-type="image/png"/>
        </draw:frame>
        <draw:frame draw:style-name="gr1" draw:text-style-name="P1" draw:layer="layout" svg:width="6.384cm" svg:height="1.719cm" svg:x="7.57cm" svg:y="11.414cm">
          <draw:image xlink:href="Pictures/10000CE3000018F1000006B87661B0BC40A99DAE.svg" xlink:type="simple" xlink:show="embed" xlink:actuate="onLoad" loext:mime-type="image/svg+xml">
            <text:p/>
          </draw:image>
          <draw:image xlink:href="Pictures/10000201000000F10000004194BA969EDD8C239B.png" xlink:type="simple" xlink:show="embed" xlink:actuate="onLoad" loext:mime-type="image/png"/>
        </draw:frame>
        <draw:frame draw:style-name="gr1" draw:text-style-name="P1" draw:layer="layout" svg:width="6.347cm" svg:height="1.719cm" svg:x="7.477cm" svg:y="13.954cm">
          <draw:image xlink:href="Pictures/10000CD4000018CC000006B897705AA3103EBCCD.svg" xlink:type="simple" xlink:show="embed" xlink:actuate="onLoad" loext:mime-type="image/svg+xml">
            <text:p/>
          </draw:image>
          <draw:image xlink:href="Pictures/10000201000000F000000041FA48765C85A588D7.png" xlink:type="simple" xlink:show="embed" xlink:actuate="onLoad" loext:mime-type="image/png"/>
        </draw:frame>
        <draw:frame draw:style-name="gr1" draw:text-style-name="P1" draw:layer="layout" svg:width="7.405cm" svg:height="1.719cm" svg:x="7.311cm" svg:y="15.918cm">
          <draw:image xlink:href="Pictures/10000A0F00001CEE000006B88851A12C0285960F.svg" xlink:type="simple" xlink:show="embed" xlink:actuate="onLoad" loext:mime-type="image/svg+xml">
            <text:p/>
          </draw:image>
          <draw:image xlink:href="Pictures/1000020100000118000000419B3C3C2BDD089650.png" xlink:type="simple" xlink:show="embed" xlink:actuate="onLoad" loext:mime-type="image/png"/>
        </draw:frame>
        <draw:frame draw:style-name="gr1" draw:text-style-name="P1" draw:layer="layout" svg:width="6.651cm" svg:height="5.105cm" svg:x="7.811cm" svg:y="18.145cm">
          <draw:image xlink:href="Pictures/1000152B000019FC000013F28C4B1CF197074862.svg" xlink:type="simple" xlink:show="embed" xlink:actuate="onLoad" loext:mime-type="image/svg+xml">
            <text:p/>
          </draw:image>
          <draw:image xlink:href="Pictures/10000201000000FB000000C1A1A0D82B6157184A.png" xlink:type="simple" xlink:show="embed" xlink:actuate="onLoad" loext:mime-type="image/png"/>
        </draw:frame>
      </draw:page>
      <draw:page draw:name="page3" draw:style-name="dp1" draw:master-page-name="Default">
        <draw:frame draw:style-name="gr1" draw:text-style-name="P1" draw:layer="layout" svg:width="9.645cm" svg:height="6.799cm" svg:x="6.08cm" svg:y="2.651cm">
          <draw:image xlink:href="Pictures/10002C6F000025AE00001A902107F067BDC5976E.svg" xlink:type="simple" xlink:show="embed" xlink:actuate="onLoad" loext:mime-type="image/svg+xml">
            <text:p/>
          </draw:image>
          <draw:image xlink:href="Pictures/100002010000016D0000010125E2E6621DE2FAE0.png" xlink:type="simple" xlink:show="embed" xlink:actuate="onLoad" loext:mime-type="image/png"/>
        </draw:frame>
        <draw:frame draw:style-name="gr1" draw:text-style-name="P1" draw:layer="layout" svg:width="13.56cm" svg:height="7.857cm" svg:x="4.143cm" svg:y="10.148cm">
          <draw:image xlink:href="Pictures/1000296C000034F900001EB24106E03458DD728C.svg" xlink:type="simple" xlink:show="embed" xlink:actuate="onLoad" loext:mime-type="image/svg+xml">
            <text:p/>
          </draw:image>
          <draw:image xlink:href="Pictures/100002010000020100000129060DCB51C6D455AA.png" xlink:type="simple" xlink:show="embed" xlink:actuate="onLoad" loext:mime-type="image/png"/>
        </draw:frame>
        <draw:frame draw:style-name="gr1" draw:text-style-name="P1" draw:layer="layout" svg:width="10.206cm" svg:height="6.349cm" svg:x="5.826cm" svg:y="19.035cm">
          <draw:image xlink:href="Pictures/10001D8D000027DF000018CE062A079663D4BD17.svg" xlink:type="simple" xlink:show="embed" xlink:actuate="onLoad" loext:mime-type="image/svg+xml">
            <text:p/>
          </draw:image>
          <draw:image xlink:href="Pictures/1000020100000182000000F0CBDC5A4CFC3ADD9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3T08:58:15.267921543</meta:creation-date>
    <meta:generator>LibreOffice/6.3.4.2$Linux_X86_64 LibreOffice_project/30$Build-2</meta:generator>
    <dc:date>2020-02-03T09:05:27.275036838</dc:date>
    <meta:editing-duration>PT1S</meta:editing-duration>
    <meta:editing-cycles>1</meta:editing-cycles>
    <meta:document-statistic meta:object-count="12"/>
  </office:meta>
</office:document-meta>
</file>